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ac53e" officeooo:paragraph-rsid="002ac53e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ac53e" officeooo:paragraph-rsid="002ac53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78b2" fo:hyphenate="false" fo:hyphenation-remain-char-count="2" fo:hyphenation-push-char-count="2" loext:hyphenation-no-caps="false"/>
    </style:style>
    <style:style style:name="P6" style:family="paragraph" style:parent-style-name="Standard" style:list-style-name="L1">
      <style:paragraph-properties fo:orphans="2" fo:widows="2" fo:hyphenation-ladder-count="no-limit"/>
      <style:text-properties officeooo:paragraph-rsid="0038c5fb" fo:hyphenate="false" fo:hyphenation-remain-char-count="2" fo:hyphenation-push-char-count="2" loext:hyphenation-no-caps="false"/>
    </style:style>
    <style:style style:name="P7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fo:font-weight="normal" officeooo:rsid="0038c5fb" officeooo:paragraph-rsid="0038c5fb" style:letter-kerning="true" style:font-size-asian="12pt" style:font-weight-asian="normal" style:font-size-complex="12pt" style:font-weight-complex="bold" fo:hyphenate="false" fo:hyphenation-remain-char-count="2" fo:hyphenation-push-char-count="2" loext:hyphenation-no-caps="false"/>
    </style:style>
    <style:style style:name="P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b6a45" officeooo:paragraph-rsid="002b6a45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/>
    </style:style>
    <style:style style:name="P10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2b6a45" fo:hyphenate="false" fo:hyphenation-remain-char-count="2" fo:hyphenation-push-char-count="2" loext:hyphenation-no-caps="false"/>
    </style:style>
    <style:style style:name="P11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/>
    </style:style>
    <style:style style:name="P12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/>
    </style:style>
    <style:style style:name="T1" style:family="text">
      <style:text-properties fo:font-weight="normal" officeooo:rsid="0010dfb6" style:letter-kerning="true" style:font-weight-asian="normal"/>
    </style:style>
    <style:style style:name="T2" style:family="text">
      <style:text-properties style:letter-kerning="true"/>
    </style:style>
    <style:style style:name="T3" style:family="text">
      <style:text-properties officeooo:rsid="0010dfb6" style:letter-kerning="true"/>
    </style:style>
    <style:style style:name="T4" style:family="text">
      <style:text-properties fo:font-weight="bold" officeooo:rsid="002ac53e" style:letter-kerning="true" style:font-weight-asian="bold" style:font-weight-complex="bold"/>
    </style:style>
    <style:style style:name="T5" style:family="text">
      <style:text-properties fo:font-weight="bold" officeooo:rsid="0010dfb6" style:letter-kerning="true" style:font-weight-asian="bold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8c5fb" style:font-weight-asian="bold" style:font-weight-complex="bold"/>
    </style:style>
    <style:style style:name="T9" style:family="text">
      <style:text-properties style:font-name="DejaVu Sans Condensed" fo:font-size="12pt" fo:font-weight="bold" officeooo:rsid="002b6a45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d3e7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a2835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3f411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55a56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711d6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8c5fb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0dfb6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9002e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9a28c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c63d4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edd15" style:letter-kerning="tru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normal" officeooo:rsid="0010dfb6" style:letter-kerning="true" style:font-size-asian="12pt" style:font-weight-asian="normal" style:font-size-complex="12pt"/>
    </style:style>
    <style:style style:name="T22" style:family="text">
      <style:text-properties style:font-name="DejaVu Sans Condensed" fo:font-size="12pt" fo:font-weight="normal" officeooo:rsid="002b6a45" style:letter-kerning="true" style:font-size-asian="12pt" style:font-weight-asian="normal" style:font-size-complex="12pt"/>
    </style:style>
    <style:style style:name="T23" style:family="text">
      <style:text-properties style:font-name="DejaVu Sans Condensed" fo:font-size="12pt" fo:font-weight="normal" officeooo:rsid="002ff591" style:letter-kerning="true" style:font-size-asian="12pt" style:font-weight-asian="normal" style:font-size-complex="12pt"/>
    </style:style>
    <style:style style:name="T24" style:family="text">
      <style:text-properties style:font-name="DejaVu Sans Condensed" fo:font-size="12pt" fo:font-weight="normal" officeooo:rsid="002ac53e" style:letter-kerning="true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38c5fb" style:letter-kerning="true" style:font-size-asian="12pt" style:font-weight-asian="normal" style:font-size-complex="12pt"/>
    </style:style>
    <style:style style:name="T26" style:family="text">
      <style:text-properties style:font-name="DejaVu Sans Condensed" fo:font-size="12pt" fo:font-weight="normal" officeooo:rsid="0038c5fb" style:letter-kerning="true" style:font-size-asian="12pt" style:font-weight-asian="normal" style:font-size-complex="12pt" style:font-weight-complex="bold"/>
    </style:style>
    <style:style style:name="T27" style:family="text">
      <style:text-properties style:font-name="DejaVu Sans Condensed" fo:font-size="12pt" fo:font-weight="normal" officeooo:rsid="003c63d4" style:letter-kerning="true" style:font-size-asian="12pt" style:font-weight-asian="normal" style:font-size-complex="12pt"/>
    </style:style>
    <style:style style:name="T28" style:family="text">
      <style:text-properties style:font-name="DejaVu Sans Condensed" fo:font-size="12pt" fo:font-weight="normal" officeooo:rsid="003d3d5f" style:letter-kerning="true" style:font-size-asian="12pt" style:font-weight-asian="normal" style:font-size-complex="12pt"/>
    </style:style>
    <style:style style:name="T29" style:family="text">
      <style:text-properties officeooo:rsid="0038c5fb" style:font-weight-complex="normal"/>
    </style:style>
    <style:style style:name="T30" style:family="text">
      <style:text-properties officeooo:rsid="003edd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5</text:span><text:span text:style-name="T14">0</text:span><text:span text:style-name="T20">6</text:span><text:span text:style-name="T10"> - </text:span><text:span text:style-name="T12">A/G - </text:span><text:span text:style-name="T11">RB </text:span><text:span text:style-name="T15">05 </text:span><text:span text:style-name="T18">MCLOS</text:span><text:span text:style-name="T15"> missile</text:span></text:p>
      <text:p text:style-name="P2"/>
      <text:p text:style-name="P1">Before attack:</text:p>
      <text:list xml:id="list2574254360" text:style-name="L1">
        <text:list-item>
          <text:p text:style-name="P6"><text:span text:style-name="T24">Set </text:span><text:span text:style-name="T16">Weapon Selector</text:span><text:span text:style-name="T21"> dial </text:span><text:span text:style-name="T25">depending on attack profile:</text:span></text:p>
          <text:list>
            <text:list-item>
              <text:p text:style-name="P6"><text:span text:style-name="T15">MARK DYK</text:span><text:span text:style-name="T26"> for ground targets, detonates on impact.</text:span></text:p>
            </text:list-item>
            <text:list-item>
              <text:p text:style-name="P7"><text:span text:style-name="T6">SJO PLAN</text:span> for naval targets, detonates after short delay.</text:p>
            </text:list-item>
            <text:list-item>
              <text:p text:style-name="P7"><text:span text:style-name="T6">LUFT RR</text:span> for air targets, detonates when within 6 m of target.</text:p>
            </text:list-item>
          </text:list>
        </text:list-item>
        <text:list-item>
          <text:p text:style-name="P8">Missile range approx <text:span text:style-name="T7">1</text:span><text:span text:style-name="T8">0</text:span><text:span text:style-name="T7"> km</text:span><text:span text:style-name="T29">, battery life is </text:span><text:span text:style-name="T8">40 seconds from Trigger Unsafe</text:span><text:span text:style-name="T29">.</text:span></text:p>
        </text:list-item>
      </text:list>
      <text:p text:style-name="P4"/>
      <text:p text:style-name="P3"><text:span text:style-name="T3">O</text:span><text:span text:style-name="T2">n attack run toward target waypoint:</text:span></text:p>
      <text:list xml:id="list213736293102957" text:continue-list="list2574254360" text:style-name="L1">
        <text:list-item text:start-value="1">
          <text:p text:style-name="P9"><text:span text:style-name="T1">Set </text:span><text:span text:style-name="T5">Master Mode</text:span><text:span text:style-name="T1"> dial to </text:span><text:span text:style-name="T4">ANF</text:span><text:span text:style-name="T1">.</text:span></text:p>
        </text:list-item>
        <text:list-item>
          <text:p text:style-name="P10"><text:span text:style-name="T25">When 10 away, s</text:span><text:span text:style-name="T22">et </text:span><text:span text:style-name="T9">Trigger Unsafe</text:span><text:span text:style-name="T22"> (hold </text:span><text:span text:style-name="T23">T</text:span><text:span text:style-name="T22">rigger 1st stage, or press </text:span><text:span text:style-name="T23">F</text:span><text:span text:style-name="T22">lip-down trigger).</text:span></text:p>
        </text:list-item>
      </text:list>
      <text:list xml:id="list3369270217" text:style-name="L2">
        <text:list-item>
          <text:list>
            <text:list-item>
              <text:p text:style-name="P12"><text:span text:style-name="T15">IMPORTANT</text:span><text:span text:style-name="T25">: Missile battery </text:span><text:span text:style-name="T15">lasts only 40 seconds</text:span><text:span text:style-name="T25"> starting when Trigger Unsafe is pressed.</text:span></text:p>
            </text:list-item>
          </text:list>
        </text:list-item>
      </text:list>
      <text:list xml:id="list213736167065423" text:continue-list="list213736293102957" text:style-name="L1">
        <text:list-item>
          <text:p text:style-name="P11"><text:span text:style-name="T22">P</text:span><text:span text:style-name="T25">ress </text:span><text:span text:style-name="T15">Trigger 2nd stage</text:span><text:span text:style-name="T25"> to fire.</text:span></text:p>
        </text:list-item>
        <text:list-item>
          <text:p text:style-name="P11"><text:span text:style-name="T25">Guide missile visually with </text:span><text:span text:style-name="T15">RB 05 stick pitch up/down/left/right</text:span><text:span text:style-name="T25"> </text:span><text:span text:style-name="T27">(</text:span><text:span text:style-name="T19">Dish Hat up/down/left/right</text:span><text:span text:style-name="T27">, or </text:span><text:span text:style-name="T19">Dish Hat press and hold</text:span><text:span text:style-name="T27"> to make main </text:span><text:span text:style-name="T28">flight</text:span><text:span text:style-name="T27"> stick steer the missil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7:35.689000000</dc:date>
    <meta:editing-duration>PT3H5M40S</meta:editing-duration>
    <meta:editing-cycles>3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141" meta:character-count="796" meta:non-whitespace-character-count="678"/>
  </office:meta>
</office:document-meta>
</file>